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3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sula_Lobe_Fusiform_Gyrus</text:p>
          </table:table-cell>
          <table:table-cell office:value-type="float" office:value="0.282062" calcext:value-type="float">
            <text:p>0.282062</text:p>
          </table:table-cell>
        </table:table-row>
        <table:table-row table:style-name="ro1">
          <table:table-cell office:value-type="string" calcext:value-type="string">
            <text:p>Insula_Lobe_Inferior_Temporal_Gyrus</text:p>
          </table:table-cell>
          <table:table-cell office:value-type="float" office:value="0.762255" calcext:value-type="float">
            <text:p>0.762255</text:p>
          </table:table-cell>
        </table:table-row>
        <table:table-row table:style-name="ro1">
          <table:table-cell office:value-type="string" calcext:value-type="string">
            <text:p>Insula_Lobe_MCC</text:p>
          </table:table-cell>
          <table:table-cell office:value-type="float" office:value="0.25787" calcext:value-type="float">
            <text:p>0.25787</text:p>
          </table:table-cell>
        </table:table-row>
        <table:table-row table:style-name="ro1">
          <table:table-cell office:value-type="string" calcext:value-type="string">
            <text:p>Insula_Lobe_Middle_Frontal_Gyrus</text:p>
          </table:table-cell>
          <table:table-cell office:value-type="float" office:value="0.486699" calcext:value-type="float">
            <text:p>0.486699</text:p>
          </table:table-cell>
        </table:table-row>
        <table:table-row table:style-name="ro1">
          <table:table-cell office:value-type="string" calcext:value-type="string">
            <text:p>Insula_Lobe_Middle_Temporal_Gyrus</text:p>
          </table:table-cell>
          <table:table-cell office:value-type="float" office:value="0.733428" calcext:value-type="float">
            <text:p>0.733428</text:p>
          </table:table-cell>
        </table:table-row>
        <table:table-row table:style-name="ro1">
          <table:table-cell office:value-type="string" calcext:value-type="string">
            <text:p>Insula_Lobe_Opercularis</text:p>
          </table:table-cell>
          <table:table-cell office:value-type="float" office:value="0.663543" calcext:value-type="float">
            <text:p>0.663543</text:p>
          </table:table-cell>
        </table:table-row>
        <table:table-row table:style-name="ro1">
          <table:table-cell office:value-type="string" calcext:value-type="string">
            <text:p>Insula_Lobe_Orbitalis</text:p>
          </table:table-cell>
          <table:table-cell office:value-type="float" office:value="0.874246" calcext:value-type="float">
            <text:p>0.874246</text:p>
          </table:table-cell>
        </table:table-row>
        <table:table-row table:style-name="ro1">
          <table:table-cell office:value-type="string" calcext:value-type="string">
            <text:p>Insula_Lobe_Posterior_Medial_Frontal</text:p>
          </table:table-cell>
          <table:table-cell office:value-type="float" office:value="0.429049" calcext:value-type="float">
            <text:p>0.429049</text:p>
          </table:table-cell>
        </table:table-row>
        <table:table-row table:style-name="ro1">
          <table:table-cell office:value-type="string" calcext:value-type="string">
            <text:p>Insula_Lobe_Superior_Frontal_Gyrus</text:p>
          </table:table-cell>
          <table:table-cell office:value-type="float" office:value="0.558111" calcext:value-type="float">
            <text:p>0.558111</text:p>
          </table:table-cell>
        </table:table-row>
        <table:table-row table:style-name="ro1">
          <table:table-cell office:value-type="string" calcext:value-type="string">
            <text:p>Insula_Lobe_Superior_Medial_Gyrus</text:p>
          </table:table-cell>
          <table:table-cell office:value-type="float" office:value="0.512226" calcext:value-type="float">
            <text:p>0.512226</text:p>
          </table:table-cell>
        </table:table-row>
        <table:table-row table:style-name="ro1">
          <table:table-cell office:value-type="string" calcext:value-type="string">
            <text:p>Insula_Lobe_Superior_Parietal_Lobule</text:p>
          </table:table-cell>
          <table:table-cell office:value-type="float" office:value="0.319569" calcext:value-type="float">
            <text:p>0.319569</text:p>
          </table:table-cell>
        </table:table-row>
        <table:table-row table:style-name="ro1">
          <table:table-cell office:value-type="string" calcext:value-type="string">
            <text:p>Insula_Lobe_Superior_Temporal_Gyrus</text:p>
          </table:table-cell>
          <table:table-cell office:value-type="float" office:value="0.440168" calcext:value-type="float">
            <text:p>0.440168</text:p>
          </table:table-cell>
        </table:table-row>
        <table:table-row table:style-name="ro1">
          <table:table-cell office:value-type="string" calcext:value-type="string">
            <text:p>Insula_Lobe_Temporal_Pole</text:p>
          </table:table-cell>
          <table:table-cell office:value-type="float" office:value="0.413278" calcext:value-type="float">
            <text:p>0.413278</text:p>
          </table:table-cell>
        </table:table-row>
        <table:table-row table:style-name="ro1">
          <table:table-cell office:value-type="string" calcext:value-type="string">
            <text:p>Insula_Lobe_Triangularis</text:p>
          </table:table-cell>
          <table:table-cell office:value-type="float" office:value="0.632587" calcext:value-type="float">
            <text:p>0.6325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03:06:09.685139221</meta:creation-date>
    <dc:date>2015-10-02T03:06:59.534311011</dc:date>
    <meta:editing-duration>P0D</meta:editing-duration>
    <meta:editing-cycles>1</meta:editing-cycles>
    <meta:document-statistic meta:table-count="1" meta:cell-count="28" meta:object-count="0"/>
    <meta:generator>LibreOffice/4.2.7.2$Linux_X86_64 LibreOffice_project/420$Build-2</meta:generator>
  </office:meta>
</office:document-meta>
</file>